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2.1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9.5pt" style:use-optimal-row-height="true" fo:break-before="auto"/>
    </style:style>
    <style:style style:name="ro11" style:family="table-row">
      <style:table-row-properties style:row-height="48.4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ro1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Epidot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Seccions prismàtiques i basals en rombe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Elevat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Incolor amb tonalitats groguenqu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Suau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Apreciable en la direcció paral·lela a l'allargament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Fins a colors de 3r ordre i arlequinat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Obliqu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Polisintètic molt fí en algunes vores de cristal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Present en zon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9" table:style-name="ce11">
            <text:p>9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8">
          <table:table-cell office:value-type="string" table:style-name="ce6">
            <text:p>Altres minerals importants a la làmina (%)</text:p>
          </table:table-cell>
          <table:table-cell office:value-type="string" table:style-name="ce5">
            <text:p>Calcita 5%</text:p>
          </table:table-cell>
          <table:table-cell office:value-type="string" table:style-name="ce9">
            <text:p>Clorita 5%</text:p>
          </table:table-cell>
          <table:table-cell table:style-name="ce9"/>
          <table:table-cell table:number-columns-repeated="16380"/>
        </table:table-row>
        <table:table-row table:number-rows-repeated="2" table:style-name="ro9">
          <table:table-cell table:style-name="ce1"/>
          <table:table-cell table:style-name="ce7"/>
          <table:table-cell table:number-columns-repeated="16382" table:style-name="ce1"/>
        </table:table-row>
        <table:table-row table:number-rows-repeated="1048573" table:style-name="ro7">
          <table:table-cell table:number-columns-repeated="16384"/>
        </table:table-row>
      </table:table>
      <table:table table:name="Full3" table:style-name="ta2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ques generals del mineral</text:p>
          </table:table-cell>
          <table:table-cell office:value-type="string" table:style-name="ce3">
            <text:p>Epidota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órmula química</text:p>
          </table:table-cell>
          <table:table-cell office:value-type="string" table:style-name="ce9">
            <text:p>Ca<text:span text:style-name="T2">2</text:span>Fe<text:span text:style-name="T3">3+</text:span>Al<text:span text:style-name="T2">2</text:span>(Si<text:span text:style-name="T2">2</text:span>O<text:span text:style-name="T2">7</text:span>)(SiO<text:span text:style-name="T2">4</text:span>)O(OH)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Forma dels cristalls</text:p>
          </table:table-cell>
          <table:table-cell office:value-type="string" table:style-name="ce5">
            <text:p>Sovint idiomorfs d'hàbit prismàtic amb secció basal de rombe truncat. Pot formar agregats radial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leu</text:p>
          </table:table-cell>
          <table:table-cell office:value-type="string" table:style-name="ce5">
            <text:p>Al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10">
            <text:p>Varia de groguenc quasi incolor a groc marcat i groc verdós, depenent del contingut en F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Variable, augmenta amb el contingut de Fe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</text:p>
          </table:table-cell>
          <table:table-cell office:value-type="string" table:style-name="ce5">
            <text:p>{001} perfecta i {010} marcada, ambdues a 115,5º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Des de finals de 1r ordre fins al 3r ordre i augmenta en funció del contingut de Fe. Aparença d'arlequinat: colors d'interferència canviants en un mateix cristal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Obliqu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5">
            <text:p>{100} polisintètic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Freqüent, amb clinozoïsita al centre i també al·lani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Nega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Miguel</meta:initial-creator>
    <dc:creator>Miguel</dc:creator>
    <meta:creation-date>2018-02-14T10:30:30Z</meta:creation-date>
    <dc:date>2018-04-23T21:15:07Z</dc:date>
    <meta:editing-cycles>5</meta:editing-cycles>
    <meta:editing-duration>PT1353S</meta:editing-duration>
  </office:meta>
</office:document-meta>
</file>